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10.35pt"/>
    </style:style>
    <style:style style:name="co3" style:family="table-column">
      <style:table-column-properties fo:break-before="auto" style:column-width="33.36pt"/>
    </style:style>
    <style:style style:name="co4" style:family="table-column">
      <style:table-column-properties fo:break-before="auto" style:column-width="28.54pt"/>
    </style:style>
    <style:style style:name="co5" style:family="table-column">
      <style:table-column-properties fo:break-before="auto" style:column-width="30.16pt"/>
    </style:style>
    <style:style style:name="co6" style:family="table-column">
      <style:table-column-properties fo:break-before="auto" style:column-width="25.4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40.51pt"/>
    </style:style>
    <style:style style:name="co9" style:family="table-column">
      <style:table-column-properties fo:break-before="auto" style:column-width="42.86pt"/>
    </style:style>
    <style:style style:name="co10" style:family="table-column">
      <style:table-column-properties fo:break-before="auto" style:column-width="53.9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ld_5f_big3">
      <style:table-properties table:display="true" style:writing-mode="lr-tb"/>
    </style:style>
    <style:style style:name="ta2" style:family="table" style:master-page-name="PageStyle_5f_big3_2b_2_5f_ww">
      <style:table-properties table:display="true" style:writing-mode="lr-tb"/>
    </style:style>
    <style:style style:name="ta3" style:family="table" style:master-page-name="PageStyle_5f_big3_2b_1_5f_swis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ld_big3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Microsoft Azure</text:p>
          </table:table-cell>
          <table:table-cell table:style-name="ce1" office:value-type="string" calcext:value-type="string">
            <text:p>Google Cloud Platform</text:p>
          </table:table-cell>
          <table:table-cell table:style-name="ce1" office:value-type="string" calcext:value-type="string">
            <text:p>Amazon Web Services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1" calcext:value-type="date">
            <text:p>2010-0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1" calcext:value-type="date">
            <text:p>2010-0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1" calcext:value-type="date">
            <text:p>2010-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1" calcext:value-type="date">
            <text:p>2010-0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1" calcext:value-type="date">
            <text:p>2010-0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1" calcext:value-type="date">
            <text:p>2010-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1" calcext:value-type="date">
            <text:p>2010-0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0-10-01" calcext:value-type="date">
            <text:p>2010-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>
            <draw:frame table:end-cell-address="old_big3.L27" table:end-x="20.81pt" table:end-y="0.74pt" draw:z-index="0" draw:name="Chart 1" draw:style-name="gr1" draw:text-style-name="P1" svg:width="449.97pt" svg:height="278.22pt" svg:x="51.76pt" svg:y="6.01pt">
              <draw:object draw:notify-on-update-of-ranges="old_big3.A2:old_big3.A121 old_big3.B1:old_big3.B1 old_big3.B2:old_big3.B121 old_big3.C1:old_big3.C1 old_big3.C2:old_big3.C121 old_big3.D1:old_big3.D1 old_big3.D2:old_big3.D1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3" office:value-type="date" office:date-value="2010-11-01" calcext:value-type="date">
            <text:p>2010-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0-12-01" calcext:value-type="date">
            <text:p>2010-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1" calcext:value-type="date">
            <text:p>2011-0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1" calcext:value-type="date">
            <text:p>2011-0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1" calcext:value-type="date">
            <text:p>2011-0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1" calcext:value-type="date">
            <text:p>2011-0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1" calcext:value-type="date">
            <text:p>2011-0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1" calcext:value-type="date">
            <text:p>2011-0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1" calcext:value-type="date">
            <text:p>2011-0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1" calcext:value-type="date">
            <text:p>2011-0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9-01" calcext:value-type="date">
            <text:p>2011-0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1-10-01" calcext:value-type="date">
            <text:p>2011-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1-11-01" calcext:value-type="date">
            <text:p>2011-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1-12-01" calcext:value-type="date">
            <text:p>2011-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1-01" calcext:value-type="date">
            <text:p>2012-0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2-01" calcext:value-type="date">
            <text:p>2012-0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3-01" calcext:value-type="date">
            <text:p>2012-0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4-01" calcext:value-type="date">
            <text:p>2012-0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5-01" calcext:value-type="date">
            <text:p>2012-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6-01" calcext:value-type="date">
            <text:p>2012-0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7-01" calcext:value-type="date">
            <text:p>2012-0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8-01" calcext:value-type="date">
            <text:p>2012-0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9-01" calcext:value-type="date">
            <text:p>2012-0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2-10-01" calcext:value-type="date">
            <text:p>2012-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2-11-01" calcext:value-type="date">
            <text:p>2012-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2-12-01" calcext:value-type="date">
            <text:p>2012-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1-01" calcext:value-type="date">
            <text:p>2013-0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2-01" calcext:value-type="date">
            <text:p>2013-0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3-01" calcext:value-type="date">
            <text:p>2013-0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4-01" calcext:value-type="date">
            <text:p>2013-0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5-01" calcext:value-type="date">
            <text:p>2013-0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6-01" calcext:value-type="date">
            <text:p>2013-0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7-01" calcext:value-type="date">
            <text:p>2013-0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8-01" calcext:value-type="date">
            <text:p>2013-0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9-01" calcext:value-type="date">
            <text:p>2013-0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3-10-01" calcext:value-type="date">
            <text:p>2013-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3-11-01" calcext:value-type="date">
            <text:p>2013-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3-12-01" calcext:value-type="date">
            <text:p>2013-1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1-01" calcext:value-type="date">
            <text:p>2014-0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2-01" calcext:value-type="date">
            <text:p>2014-0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3-01" calcext:value-type="date">
            <text:p>2014-0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4-01" calcext:value-type="date">
            <text:p>2014-0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5-01" calcext:value-type="date">
            <text:p>2014-0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6-01" calcext:value-type="date">
            <text:p>2014-0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7-01" calcext:value-type="date">
            <text:p>2014-0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8-01" calcext:value-type="date">
            <text:p>2014-0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9-01" calcext:value-type="date">
            <text:p>2014-0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4-10-01" calcext:value-type="date">
            <text:p>2014-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4-11-01" calcext:value-type="date">
            <text:p>2014-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4-12-01" calcext:value-type="date">
            <text:p>2014-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1-01" calcext:value-type="date">
            <text:p>2015-0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2-01" calcext:value-type="date">
            <text:p>2015-0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3-01" calcext:value-type="date">
            <text:p>2015-0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4-01" calcext:value-type="date">
            <text:p>2015-0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5-01" calcext:value-type="date">
            <text:p>2015-0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6-01" calcext:value-type="date">
            <text:p>2015-0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7-01" calcext:value-type="date">
            <text:p>2015-0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8-01" calcext:value-type="date">
            <text:p>2015-0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9-01" calcext:value-type="date">
            <text:p>2015-0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5-10-01" calcext:value-type="date">
            <text:p>2015-1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5-11-01" calcext:value-type="date">
            <text:p>2015-1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5-12-01" calcext:value-type="date">
            <text:p>2015-1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1-01" calcext:value-type="date">
            <text:p>2016-0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2-01" calcext:value-type="date">
            <text:p>2016-0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3-01" calcext:value-type="date">
            <text:p>2016-0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4-01" calcext:value-type="date">
            <text:p>2016-0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5-01" calcext:value-type="date">
            <text:p>2016-0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6-01" calcext:value-type="date">
            <text:p>2016-0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7-01" calcext:value-type="date">
            <text:p>2016-0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8-01" calcext:value-type="date">
            <text:p>2016-0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9-01" calcext:value-type="date">
            <text:p>2016-0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6-10-01" calcext:value-type="date">
            <text:p>2016-1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6-11-01" calcext:value-type="date">
            <text:p>2016-1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6-12-01" calcext:value-type="date">
            <text:p>2016-1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1-01" calcext:value-type="date">
            <text:p>2017-0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2-01" calcext:value-type="date">
            <text:p>2017-0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3-01" calcext:value-type="date">
            <text:p>2017-0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4-01" calcext:value-type="date">
            <text:p>2017-0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5-01" calcext:value-type="date">
            <text:p>2017-0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6-01" calcext:value-type="date">
            <text:p>2017-0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7-01" calcext:value-type="date">
            <text:p>2017-0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8-01" calcext:value-type="date">
            <text:p>2017-0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9-01" calcext:value-type="date">
            <text:p>2017-0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7-10-01" calcext:value-type="date">
            <text:p>2017-1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7-11-01" calcext:value-type="date">
            <text:p>2017-1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7-12-01" calcext:value-type="date">
            <text:p>2017-1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1-01" calcext:value-type="date">
            <text:p>2018-0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2-01" calcext:value-type="date">
            <text:p>2018-0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01" calcext:value-type="date">
            <text:p>2018-0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4-01" calcext:value-type="date">
            <text:p>2018-0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5-01" calcext:value-type="date">
            <text:p>2018-0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6-01" calcext:value-type="date">
            <text:p>2018-0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7-01" calcext:value-type="date">
            <text:p>2018-0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8-01" calcext:value-type="date">
            <text:p>2018-0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9-01" calcext:value-type="date">
            <text:p>2018-0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10-01" calcext:value-type="date">
            <text:p>2018-1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11-01" calcext:value-type="date">
            <text:p>2018-1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12-01" calcext:value-type="date">
            <text:p>2018-1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1-01" calcext:value-type="date">
            <text:p>2019-0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2-01" calcext:value-type="date">
            <text:p>2019-0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3-01" calcext:value-type="date">
            <text:p>2019-0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4-01" calcext:value-type="date">
            <text:p>2019-0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5-01" calcext:value-type="date">
            <text:p>2019-0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6-01" calcext:value-type="date">
            <text:p>2019-0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7-01" calcext:value-type="date">
            <text:p>2019-0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8-01" calcext:value-type="date">
            <text:p>2019-0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9-01" calcext:value-type="date">
            <text:p>2019-0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9-10-01" calcext:value-type="date">
            <text:p>2019-1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9-11-01" calcext:value-type="date">
            <text:p>2019-1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9-12-01" calcext:value-type="date">
            <text:p>2019-1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1-01" calcext:value-type="date">
            <text:p>2020-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2-01" calcext:value-type="date">
            <text:p>2020-0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20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g3+2_ww" table:style-name="ta2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Azure</text:p>
          </table:table-cell>
          <table:table-cell table:style-name="ce1" office:value-type="string" calcext:value-type="string">
            <text:p>GCP</text:p>
          </table:table-cell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IBM</text:p>
          </table:table-cell>
          <table:table-cell table:style-name="ce1" office:value-type="string" calcext:value-type="string">
            <text:p>Oracle</text:p>
          </table:table-cell>
          <table:table-cell table:style-name="ce1" office:value-type="string" calcext:value-type="string">
            <text:p>Alibaba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3-01" calcext:value-type="date">
            <text:p>2010-0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>
            <draw:frame table:end-cell-address="'big3+2_ww'.N20" table:end-x="58.22pt" table:end-y="5.22pt" draw:z-index="0" draw:name="Chart 2" draw:style-name="gr1" draw:text-style-name="P1" svg:width="455.98pt" svg:height="278.22pt" svg:x="3pt" svg:y="10.49pt">
              <draw:object draw:notify-on-update-of-ranges="'big3+2_ww'.A2:'big3+2_ww'.A121 'big3+2_ww'.B1:'big3+2_ww'.B1 'big3+2_ww'.B2:'big3+2_ww'.B121 'big3+2_ww'.C1:'big3+2_ww'.C1 'big3+2_ww'.C2:'big3+2_ww'.C121 'big3+2_ww'.D1:'big3+2_ww'.D1 'big3+2_ww'.D2:'big3+2_ww'.D121 'big3+2_ww'.E1:'big3+2_ww'.E1 'big3+2_ww'.E2:'big3+2_ww'.E998 'big3+2_ww'.F1:'big3+2_ww'.F1 'big3+2_ww'.F2:'big3+2_ww'.F998 'big3+2_ww'.G1:'big3+2_ww'.G1 'big3+2_ww'.G2:'big3+2_ww'.G99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2" office:value-type="date" office:date-value="2010-04-01" calcext:value-type="date">
            <text:p>2010-0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5-01" calcext:value-type="date">
            <text:p>2010-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6-01" calcext:value-type="date">
            <text:p>2010-0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7-01" calcext:value-type="date">
            <text:p>2010-0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8-01" calcext:value-type="date">
            <text:p>2010-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9-01" calcext:value-type="date">
            <text:p>2010-0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0-10-01" calcext:value-type="date">
            <text:p>2010-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0-11-01" calcext:value-type="date">
            <text:p>2010-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0-12-01" calcext:value-type="date">
            <text:p>2010-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1-01" calcext:value-type="date">
            <text:p>2011-0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2-01" calcext:value-type="date">
            <text:p>2011-0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3-01" calcext:value-type="date">
            <text:p>2011-0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4-01" calcext:value-type="date">
            <text:p>2011-0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5-01" calcext:value-type="date">
            <text:p>2011-0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6-01" calcext:value-type="date">
            <text:p>2011-0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7-01" calcext:value-type="date">
            <text:p>2011-0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8-01" calcext:value-type="date">
            <text:p>2011-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9-01" calcext:value-type="date">
            <text:p>2011-0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1-10-01" calcext:value-type="date">
            <text:p>2011-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1-11-01" calcext:value-type="date">
            <text:p>2011-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1-12-01" calcext:value-type="date">
            <text:p>2011-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1-01" calcext:value-type="date">
            <text:p>2012-0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2-01" calcext:value-type="date">
            <text:p>2012-0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3-01" calcext:value-type="date">
            <text:p>2012-0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4-01" calcext:value-type="date">
            <text:p>2012-0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5-01" calcext:value-type="date">
            <text:p>2012-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6-01" calcext:value-type="date">
            <text:p>2012-0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7-01" calcext:value-type="date">
            <text:p>2012-0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8-01" calcext:value-type="date">
            <text:p>2012-0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9-01" calcext:value-type="date">
            <text:p>2012-0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2-10-01" calcext:value-type="date">
            <text:p>2012-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2-11-01" calcext:value-type="date">
            <text:p>2012-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2-12-01" calcext:value-type="date">
            <text:p>2012-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1-01" calcext:value-type="date">
            <text:p>2013-0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2-01" calcext:value-type="date">
            <text:p>2013-0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3-01" calcext:value-type="date">
            <text:p>2013-0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4-01" calcext:value-type="date">
            <text:p>2013-0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5-01" calcext:value-type="date">
            <text:p>2013-0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6-01" calcext:value-type="date">
            <text:p>2013-0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7-01" calcext:value-type="date">
            <text:p>2013-0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8-01" calcext:value-type="date">
            <text:p>2013-0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9-01" calcext:value-type="date">
            <text:p>2013-0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3-10-01" calcext:value-type="date">
            <text:p>2013-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3-11-01" calcext:value-type="date">
            <text:p>2013-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3-12-01" calcext:value-type="date">
            <text:p>2013-1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1-01" calcext:value-type="date">
            <text:p>2014-0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2-01" calcext:value-type="date">
            <text:p>2014-0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3-01" calcext:value-type="date">
            <text:p>2014-0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4-01" calcext:value-type="date">
            <text:p>2014-0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5-01" calcext:value-type="date">
            <text:p>2014-0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6-01" calcext:value-type="date">
            <text:p>2014-0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1" calcext:value-type="date">
            <text:p>2014-0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01" calcext:value-type="date">
            <text:p>2014-0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9-01" calcext:value-type="date">
            <text:p>2014-0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4-10-01" calcext:value-type="date">
            <text:p>2014-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4-11-01" calcext:value-type="date">
            <text:p>2014-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4-12-01" calcext:value-type="date">
            <text:p>2014-1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1-01" calcext:value-type="date">
            <text:p>2015-0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2-01" calcext:value-type="date">
            <text:p>2015-0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3-01" calcext:value-type="date">
            <text:p>2015-0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4-01" calcext:value-type="date">
            <text:p>2015-0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5-01" calcext:value-type="date">
            <text:p>2015-0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6-01" calcext:value-type="date">
            <text:p>2015-0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7-01" calcext:value-type="date">
            <text:p>2015-0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8-01" calcext:value-type="date">
            <text:p>2015-0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9-01" calcext:value-type="date">
            <text:p>2015-0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5-10-01" calcext:value-type="date">
            <text:p>2015-1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5-11-01" calcext:value-type="date">
            <text:p>2015-1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5-12-01" calcext:value-type="date">
            <text:p>2015-1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6-01-01" calcext:value-type="date">
            <text:p>2016-0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6-02-01" calcext:value-type="date">
            <text:p>2016-0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6-03-01" calcext:value-type="date">
            <text:p>2016-0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6-04-01" calcext:value-type="date">
            <text:p>2016-0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6-05-01" calcext:value-type="date">
            <text:p>2016-0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6-06-01" calcext:value-type="date">
            <text:p>2016-0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6-07-01" calcext:value-type="date">
            <text:p>2016-0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6-08-01" calcext:value-type="date">
            <text:p>2016-0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6-09-01" calcext:value-type="date">
            <text:p>2016-0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6-10-01" calcext:value-type="date">
            <text:p>2016-1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6-11-01" calcext:value-type="date">
            <text:p>2016-1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6-12-01" calcext:value-type="date">
            <text:p>2016-1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7-01-01" calcext:value-type="date">
            <text:p>2017-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7-02-01" calcext:value-type="date">
            <text:p>2017-0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7-03-01" calcext:value-type="date">
            <text:p>2017-0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7-04-01" calcext:value-type="date">
            <text:p>2017-0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7-05-01" calcext:value-type="date">
            <text:p>2017-0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7-06-01" calcext:value-type="date">
            <text:p>2017-0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7-07-01" calcext:value-type="date">
            <text:p>2017-0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7-08-01" calcext:value-type="date">
            <text:p>2017-0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7-09-01" calcext:value-type="date">
            <text:p>2017-0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7-10-01" calcext:value-type="date">
            <text:p>2017-1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7-11-01" calcext:value-type="date">
            <text:p>2017-1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7-12-01" calcext:value-type="date">
            <text:p>2017-1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8-01-01" calcext:value-type="date">
            <text:p>2018-0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8-02-01" calcext:value-type="date">
            <text:p>2018-0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8-03-01" calcext:value-type="date">
            <text:p>2018-0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8-04-01" calcext:value-type="date">
            <text:p>2018-0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8-05-01" calcext:value-type="date">
            <text:p>2018-0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8-06-01" calcext:value-type="date">
            <text:p>2018-0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8-07-01" calcext:value-type="date">
            <text:p>2018-0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8-08-01" calcext:value-type="date">
            <text:p>2018-0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8-09-01" calcext:value-type="date">
            <text:p>2018-0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8-10-01" calcext:value-type="date">
            <text:p>2018-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8-11-01" calcext:value-type="date">
            <text:p>2018-1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8-12-01" calcext:value-type="date">
            <text:p>2018-1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9-01-01" calcext:value-type="date">
            <text:p>2019-0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9-02-01" calcext:value-type="date">
            <text:p>2019-0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9-03-01" calcext:value-type="date">
            <text:p>2019-0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9-04-01" calcext:value-type="date">
            <text:p>2019-0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9-05-01" calcext:value-type="date">
            <text:p>2019-0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9-06-01" calcext:value-type="date">
            <text:p>2019-0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9-07-01" calcext:value-type="date">
            <text:p>2019-0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9-08-01" calcext:value-type="date">
            <text:p>2019-0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9-09-01" calcext:value-type="date">
            <text:p>2019-0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9-10-01" calcext:value-type="date">
            <text:p>2019-1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9-11-01" calcext:value-type="date">
            <text:p>2019-1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9-12-01" calcext:value-type="date">
            <text:p>2019-1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0-01-01" calcext:value-type="date">
            <text:p>2020-0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0-02-01" calcext:value-type="date">
            <text:p>2020-0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g3+1_swiss" table:style-name="ta3"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Azure</text:p>
          </table:table-cell>
          <table:table-cell table:style-name="ce1" office:value-type="string" calcext:value-type="string">
            <text:p>GCP</text:p>
          </table:table-cell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Swisscom</text:p>
          </table:table-cell>
          <table:table-cell>
            <draw:frame table:end-cell-address="'big3+1_swiss'.K19" table:end-x="65pt" table:end-y="5.22pt" draw:z-index="0" draw:name="Chart 3" draw:style-name="gr1" draw:text-style-name="P1" svg:width="449.97pt" svg:height="278.22pt" svg:x="15.76pt" svg:y="10.49pt">
              <draw:object draw:notify-on-update-of-ranges="'big3+1_swiss'.A2:'big3+1_swiss'.A121 'big3+1_swiss'.B1:'big3+1_swiss'.B1 'big3+1_swiss'.B2:'big3+1_swiss'.B121 'big3+1_swiss'.C1:'big3+1_swiss'.C1 'big3+1_swiss'.C2:'big3+1_swiss'.C121 'big3+1_swiss'.D1:'big3+1_swiss'.D1 'big3+1_swiss'.D2:'big3+1_swiss'.D121 'big3+1_swiss'.E1:'big3+1_swiss'.E1 'big3+1_swiss'.E2:'big3+1_swiss'.E12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" office:value-type="date" office:date-value="2010-03-01" calcext:value-type="date">
            <text:p>2010-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4-01" calcext:value-type="date">
            <text:p>2010-0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5-01" calcext:value-type="date">
            <text:p>2010-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6-01" calcext:value-type="date">
            <text:p>2010-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7-01" calcext:value-type="date">
            <text:p>2010-0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8-01" calcext:value-type="date">
            <text:p>2010-0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9-01" calcext:value-type="date">
            <text:p>2010-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0-10-01" calcext:value-type="date">
            <text:p>2010-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0-11-01" calcext:value-type="date">
            <text:p>2010-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0-12-01" calcext:value-type="date">
            <text:p>2010-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1-01" calcext:value-type="date">
            <text:p>2011-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2-01" calcext:value-type="date">
            <text:p>2011-0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3-01" calcext:value-type="date">
            <text:p>2011-0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4-01" calcext:value-type="date">
            <text:p>2011-0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5-01" calcext:value-type="date">
            <text:p>2011-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6-01" calcext:value-type="date">
            <text:p>2011-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7-01" calcext:value-type="date">
            <text:p>2011-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8-01" calcext:value-type="date">
            <text:p>2011-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9-01" calcext:value-type="date">
            <text:p>2011-0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1-10-01" calcext:value-type="date">
            <text:p>2011-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1-11-01" calcext:value-type="date">
            <text:p>2011-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1-12-01" calcext:value-type="date">
            <text:p>2011-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1-01" calcext:value-type="date">
            <text:p>2012-0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2-01" calcext:value-type="date">
            <text:p>2012-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3-01" calcext:value-type="date">
            <text:p>2012-0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4-01" calcext:value-type="date">
            <text:p>2012-0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5-01" calcext:value-type="date">
            <text:p>2012-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6-01" calcext:value-type="date">
            <text:p>2012-0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7-01" calcext:value-type="date">
            <text:p>2012-0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8-01" calcext:value-type="date">
            <text:p>2012-0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9-01" calcext:value-type="date">
            <text:p>2012-0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2-10-01" calcext:value-type="date">
            <text:p>2012-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2-11-01" calcext:value-type="date">
            <text:p>2012-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2-12-01" calcext:value-type="date">
            <text:p>2012-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1-01" calcext:value-type="date">
            <text:p>2013-0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2-01" calcext:value-type="date">
            <text:p>2013-0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3-01" calcext:value-type="date">
            <text:p>2013-0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4-01" calcext:value-type="date">
            <text:p>2013-0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5-01" calcext:value-type="date">
            <text:p>2013-0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6-01" calcext:value-type="date">
            <text:p>2013-0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7-01" calcext:value-type="date">
            <text:p>2013-0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8-01" calcext:value-type="date">
            <text:p>2013-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9-01" calcext:value-type="date">
            <text:p>2013-0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3-10-01" calcext:value-type="date">
            <text:p>2013-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3-11-01" calcext:value-type="date">
            <text:p>2013-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3-12-01" calcext:value-type="date">
            <text:p>2013-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1-01" calcext:value-type="date">
            <text:p>2014-0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2-01" calcext:value-type="date">
            <text:p>2014-0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3-01" calcext:value-type="date">
            <text:p>2014-0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4-01" calcext:value-type="date">
            <text:p>2014-0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5-01" calcext:value-type="date">
            <text:p>2014-0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6-01" calcext:value-type="date">
            <text:p>2014-0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7-01" calcext:value-type="date">
            <text:p>2014-0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8-01" calcext:value-type="date">
            <text:p>2014-0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9-01" calcext:value-type="date">
            <text:p>2014-0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4-10-01" calcext:value-type="date">
            <text:p>2014-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4-11-01" calcext:value-type="date">
            <text:p>2014-1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4-12-01" calcext:value-type="date">
            <text:p>2014-1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1-01" calcext:value-type="date">
            <text:p>2015-0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2-01" calcext:value-type="date">
            <text:p>2015-0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3-01" calcext:value-type="date">
            <text:p>2015-0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4-01" calcext:value-type="date">
            <text:p>2015-0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5-01" calcext:value-type="date">
            <text:p>2015-0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6-01" calcext:value-type="date">
            <text:p>2015-0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7-01" calcext:value-type="date">
            <text:p>2015-0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8-01" calcext:value-type="date">
            <text:p>2015-0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9-01" calcext:value-type="date">
            <text:p>2015-0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5-10-01" calcext:value-type="date">
            <text:p>2015-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5-11-01" calcext:value-type="date">
            <text:p>2015-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5-12-01" calcext:value-type="date">
            <text:p>2015-1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6-01-01" calcext:value-type="date">
            <text:p>2016-0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6-02-01" calcext:value-type="date">
            <text:p>2016-0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6-03-01" calcext:value-type="date">
            <text:p>2016-0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6-04-01" calcext:value-type="date">
            <text:p>2016-0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6-05-01" calcext:value-type="date">
            <text:p>2016-0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6-06-01" calcext:value-type="date">
            <text:p>2016-0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6-07-01" calcext:value-type="date">
            <text:p>2016-0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6-08-01" calcext:value-type="date">
            <text:p>2016-0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6-09-01" calcext:value-type="date">
            <text:p>2016-0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10-01" calcext:value-type="date">
            <text:p>2016-1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11-01" calcext:value-type="date">
            <text:p>2016-1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12-01" calcext:value-type="date">
            <text:p>2016-1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7-01-01" calcext:value-type="date">
            <text:p>2017-0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7-02-01" calcext:value-type="date">
            <text:p>2017-0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7-03-01" calcext:value-type="date">
            <text:p>2017-0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7-04-01" calcext:value-type="date">
            <text:p>2017-0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7-05-01" calcext:value-type="date">
            <text:p>2017-0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7-06-01" calcext:value-type="date">
            <text:p>2017-0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7-07-01" calcext:value-type="date">
            <text:p>2017-0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7-08-01" calcext:value-type="date">
            <text:p>2017-0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7-09-01" calcext:value-type="date">
            <text:p>2017-0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10-01" calcext:value-type="date">
            <text:p>2017-1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11-01" calcext:value-type="date">
            <text:p>2017-1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12-01" calcext:value-type="date">
            <text:p>2017-1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1-01" calcext:value-type="date">
            <text:p>2018-0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2-01" calcext:value-type="date">
            <text:p>2018-0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3-01" calcext:value-type="date">
            <text:p>2018-0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4-01" calcext:value-type="date">
            <text:p>2018-0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5-01" calcext:value-type="date">
            <text:p>2018-0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6-01" calcext:value-type="date">
            <text:p>2018-0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7-01" calcext:value-type="date">
            <text:p>2018-0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8-01" calcext:value-type="date">
            <text:p>2018-0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9-01" calcext:value-type="date">
            <text:p>2018-0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10-01" calcext:value-type="date">
            <text:p>2018-1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11-01" calcext:value-type="date">
            <text:p>2018-1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12-01" calcext:value-type="date">
            <text:p>2018-1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1-01" calcext:value-type="date">
            <text:p>2019-0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2-01" calcext:value-type="date">
            <text:p>2019-0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3-01" calcext:value-type="date">
            <text:p>2019-0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4-01" calcext:value-type="date">
            <text:p>2019-0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5-01" calcext:value-type="date">
            <text:p>2019-0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" calcext:value-type="date">
            <text:p>2019-0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7-01" calcext:value-type="date">
            <text:p>2019-0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8-01" calcext:value-type="date">
            <text:p>2019-0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9-01" calcext:value-type="date">
            <text:p>2019-0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9-10-01" calcext:value-type="date">
            <text:p>2019-1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9-11-01" calcext:value-type="date">
            <text:p>2019-1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9-12-01" calcext:value-type="date">
            <text:p>2019-1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1-01" calcext:value-type="date">
            <text:p>2020-0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2-01" calcext:value-type="date">
            <text:p>2020-0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</number:date-style>
    <number:date-style style:name="N126">
      <number:year number:style="long"/>
      <number:text>-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ld_5f_big3" style:display-name="PageStyle_old_big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g3_2b_2_5f_ww" style:display-name="PageStyle_big3+2_w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g3_2b_1_5f_swiss" style:display-name="PageStyle_big3+1_swis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936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5">
      <number:year number:style="long"/>
      <number:text>-</number:text>
      <number:month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25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draw:stroke="none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1.866cm" svg:y="4.111cm" style:legend-expansion="high" chart:style-name="ch2"/>
        <chart:plot-area chart:style-name="ch3" table:cell-range-address="old_big3.A1:old_big3.D121" chart:data-source-has-labels="both" svg:x="0.317cm" svg:y="0.196cm" svg:width="11.232cm" svg:height="8.394cm">
          <chartooo:coordinate-region svg:x="0.846cm" svg:y="0.196cm" svg:width="10.202cm" svg:height="7.067cm"/>
          <chart:axis chart:dimension="x" chart:name="primary-x" chart:style-name="ch4" chartooo:axis-type="text">
            <chart:title svg:x="5.392cm" svg:y="8.787cm" chart:style-name="ch5">
              <text:p>Month</text:p>
            </chart:title>
            <chart:categories table:cell-range-address="old_big3.A2:old_big3.A1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ld_big3.B2:old_big3.B121" chart:label-cell-address="old_big3.B1:old_big3.B1" chart:class="chart:line">
            <chart:data-point chart:repeated="120"/>
          </chart:series>
          <chart:series chart:style-name="ch8" chart:values-cell-range-address="old_big3.C2:old_big3.C121" chart:label-cell-address="old_big3.C1:old_big3.C1" chart:class="chart:line">
            <chart:data-point chart:repeated="120"/>
          </chart:series>
          <chart:series chart:style-name="ch8" chart:values-cell-range-address="old_big3.D2:old_big3.D121" chart:label-cell-address="old_big3.D1:old_big3.D1" chart:class="chart:line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oft Azure</text:p>
                <draw:g>
                  <svg:desc>old_big3.B1:old_big3.B1</svg:desc>
                </draw:g>
              </table:table-cell>
              <table:table-cell office:value-type="string">
                <text:p>Google Cloud Platform</text:p>
                <draw:g>
                  <svg:desc>old_big3.C1:old_big3.C1</svg:desc>
                </draw:g>
              </table:table-cell>
              <table:table-cell office:value-type="string">
                <text:p>Amazon Web Services</text:p>
                <draw:g>
                  <svg:desc>old_big3.D1:old_big3.D1</svg:desc>
                </draw:g>
              </table:table-cell>
            </table:table-row>
          </table:table-header-rows>
          <table:table-rows>
            <table:table-row>
              <table:table-cell office:value-type="float" office:value="40238">
                <text:p>40238</text:p>
                <draw:g>
                  <svg:desc>old_big3.A2:old_big3.A121</svg:desc>
                </draw:g>
              </table:table-cell>
              <table:table-cell office:value-type="float" office:value="8">
                <text:p>8</text:p>
                <draw:g>
                  <svg:desc>old_big3.B2:old_big3.B121</svg:desc>
                </draw:g>
              </table:table-cell>
              <table:table-cell office:value-type="float" office:value="2">
                <text:p>2</text:p>
                <draw:g>
                  <svg:desc>old_big3.C2:old_big3.C121</svg:desc>
                </draw:g>
              </table:table-cell>
              <table:table-cell office:value-type="float" office:value="8">
                <text:p>8</text:p>
                <draw:g>
                  <svg:desc>old_big3.D2:old_big3.D121</svg:desc>
                </draw:g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39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826">
                <text:p>42826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36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37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41">
                <text:p>41</text:p>
              </table:table-cell>
              <table:table-cell office:value-type="float" office:value="12">
                <text:p>1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42">
                <text:p>42</text:p>
              </table:table-cell>
              <table:table-cell office:value-type="float" office:value="13">
                <text:p>1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43">
                <text:p>43</text:p>
              </table:table-cell>
              <table:table-cell office:value-type="float" office:value="14">
                <text:p>1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43">
                <text:p>43</text:p>
              </table:table-cell>
              <table:table-cell office:value-type="float" office:value="15">
                <text:p>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191">
                <text:p>43191</text:p>
              </table:table-cell>
              <table:table-cell office:value-type="float" office:value="43">
                <text:p>43</text:p>
              </table:table-cell>
              <table:table-cell office:value-type="float" office:value="15">
                <text:p>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221">
                <text:p>43221</text:p>
              </table:table-cell>
              <table:table-cell office:value-type="float" office:value="44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252">
                <text:p>43252</text:p>
              </table:table-cell>
              <table:table-cell office:value-type="float" office:value="44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282">
                <text:p>43282</text:p>
              </table:table-cell>
              <table:table-cell office:value-type="float" office:value="42">
                <text:p>42</text:p>
              </table:table-cell>
              <table:table-cell office:value-type="float" office:value="17">
                <text:p>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313">
                <text:p>43313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344">
                <text:p>43344</text:p>
              </table:table-cell>
              <table:table-cell office:value-type="float" office:value="45">
                <text:p>45</text:p>
              </table:table-cell>
              <table:table-cell office:value-type="float" office:value="17">
                <text:p>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374">
                <text:p>43374</text:p>
              </table:table-cell>
              <table:table-cell office:value-type="float" office:value="49">
                <text:p>49</text:p>
              </table:table-cell>
              <table:table-cell office:value-type="float" office:value="18">
                <text:p>1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405">
                <text:p>43405</text:p>
              </table:table-cell>
              <table:table-cell office:value-type="float" office:value="48">
                <text:p>48</text:p>
              </table:table-cell>
              <table:table-cell office:value-type="float" office:value="18">
                <text:p>1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435">
                <text:p>43435</text:p>
              </table:table-cell>
              <table:table-cell office:value-type="float" office:value="42">
                <text:p>42</text:p>
              </table:table-cell>
              <table:table-cell office:value-type="float" office:value="16">
                <text:p>1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466">
                <text:p>43466</text:p>
              </table:table-cell>
              <table:table-cell office:value-type="float" office:value="49">
                <text:p>49</text:p>
              </table:table-cell>
              <table:table-cell office:value-type="float" office:value="17">
                <text:p>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53">
                <text:p>53</text:p>
              </table:table-cell>
              <table:table-cell office:value-type="float" office:value="19">
                <text:p>1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53">
                <text:p>53</text:p>
              </table:table-cell>
              <table:table-cell office:value-type="float" office:value="19">
                <text:p>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54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57">
                <text:p>57</text:p>
              </table:table-cell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57">
                <text:p>57</text:p>
              </table:table-cell>
              <table:table-cell office:value-type="float" office:value="22">
                <text:p>2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60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57">
                <text:p>57</text:p>
              </table:table-cell>
              <table:table-cell office:value-type="float" office:value="21">
                <text:p>2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61">
                <text:p>61</text:p>
              </table:table-cell>
              <table:table-cell office:value-type="float" office:value="23">
                <text:p>2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65">
                <text:p>65</text:p>
              </table:table-cell>
              <table:table-cell office:value-type="float" office:value="23">
                <text:p>2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64">
                <text:p>64</text:p>
              </table:table-cell>
              <table:table-cell office:value-type="float" office:value="22">
                <text:p>2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55">
                <text:p>55</text:p>
              </table:table-cell>
              <table:table-cell office:value-type="float" office:value="19">
                <text:p>1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64">
                <text:p>64</text:p>
              </table:table-cell>
              <table:table-cell office:value-type="float" office:value="20">
                <text:p>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5">
      <number:year number:style="long"/>
      <number:text>-</number:text>
      <number:month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25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87cm" svg:height="9.816cm" xlink:href=".." xlink:type="simple" chart:class="chart:line" chart:style-name="ch1">
        <chart:legend chart:legend-position="top" svg:x="4.013cm" svg:y="0.185cm" style:legend-expansion="wide" chart:style-name="ch2"/>
        <chart:plot-area chart:style-name="ch3" table:cell-range-address="'big3+2_ww'.A2:'big3+2_ww'.D121 'big3+2_ww'.A1:'big3+2_ww'.G1 'big3+2_ww'.E2:'big3+2_ww'.G998" chart:data-source-has-labels="both" svg:x="1.381cm" svg:y="0.979cm" svg:width="14.385cm" svg:height="7.611cm">
          <chartooo:coordinate-region svg:x="2.258cm" svg:y="0.979cm" svg:width="13.508cm" svg:height="6.284cm"/>
          <chart:axis chart:dimension="x" chart:name="primary-x" chart:style-name="ch4" chartooo:axis-type="text">
            <chart:title svg:x="8.032cm" svg:y="8.787cm" chart:style-name="ch5">
              <text:p>Month</text:p>
            </chart:title>
            <chart:categories table:cell-range-address="'big3+2_ww'.A2:'big3+2_ww'.A121"/>
          </chart:axis>
          <chart:axis chart:dimension="y" chart:name="primary-y" chart:style-name="ch6">
            <chart:title svg:x="0.451cm" svg:y="6.489cm" chart:style-name="ch7">
              <text:p>Relative popularity [%]</text:p>
            </chart:title>
            <chart:grid chart:style-name="ch8" chart:class="major"/>
          </chart:axis>
          <chart:series chart:style-name="ch9" chart:values-cell-range-address="'big3+2_ww'.B2:'big3+2_ww'.B121" chart:label-cell-address="'big3+2_ww'.B1:'big3+2_ww'.B1" chart:class="chart:line">
            <chart:data-point chart:repeated="120"/>
          </chart:series>
          <chart:series chart:style-name="ch9" chart:values-cell-range-address="'big3+2_ww'.C2:'big3+2_ww'.C121" chart:label-cell-address="'big3+2_ww'.C1:'big3+2_ww'.C1" chart:class="chart:line">
            <chart:data-point chart:repeated="120"/>
          </chart:series>
          <chart:series chart:style-name="ch9" chart:values-cell-range-address="'big3+2_ww'.D2:'big3+2_ww'.D121" chart:label-cell-address="'big3+2_ww'.D1:'big3+2_ww'.D1" chart:class="chart:line">
            <chart:data-point chart:repeated="120"/>
          </chart:series>
          <chart:series chart:style-name="ch9" chart:values-cell-range-address="'big3+2_ww'.E2:'big3+2_ww'.E998" chart:label-cell-address="'big3+2_ww'.E1:'big3+2_ww'.E1" chart:class="chart:line">
            <chart:data-point chart:repeated="997"/>
          </chart:series>
          <chart:series chart:style-name="ch9" chart:values-cell-range-address="'big3+2_ww'.F2:'big3+2_ww'.F998" chart:label-cell-address="'big3+2_ww'.F1:'big3+2_ww'.F1" chart:class="chart:line">
            <chart:data-point chart:repeated="997"/>
          </chart:series>
          <chart:series chart:style-name="ch9" chart:values-cell-range-address="'big3+2_ww'.G2:'big3+2_ww'.G998" chart:label-cell-address="'big3+2_ww'.G1:'big3+2_ww'.G1" chart:class="chart:line">
            <chart:data-point chart:repeated="9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zure</text:p>
                <draw:g>
                  <svg:desc>'big3+2_ww'.B1:'big3+2_ww'.B1</svg:desc>
                </draw:g>
              </table:table-cell>
              <table:table-cell office:value-type="string">
                <text:p>GCP</text:p>
                <draw:g>
                  <svg:desc>'big3+2_ww'.C1:'big3+2_ww'.C1</svg:desc>
                </draw:g>
              </table:table-cell>
              <table:table-cell office:value-type="string">
                <text:p>AWS</text:p>
                <draw:g>
                  <svg:desc>'big3+2_ww'.D1:'big3+2_ww'.D1</svg:desc>
                </draw:g>
              </table:table-cell>
              <table:table-cell office:value-type="string">
                <text:p>IBM</text:p>
                <draw:g>
                  <svg:desc>'big3+2_ww'.E1:'big3+2_ww'.E1</svg:desc>
                </draw:g>
              </table:table-cell>
              <table:table-cell office:value-type="string">
                <text:p>Oracle</text:p>
                <draw:g>
                  <svg:desc>'big3+2_ww'.F1:'big3+2_ww'.F1</svg:desc>
                </draw:g>
              </table:table-cell>
              <table:table-cell office:value-type="string">
                <text:p>Alibaba</text:p>
                <draw:g>
                  <svg:desc>'big3+2_ww'.G1:'big3+2_ww'.G1</svg:desc>
                </draw:g>
              </table:table-cell>
            </table:table-row>
          </table:table-header-rows>
          <table:table-rows>
            <table:table-row>
              <table:table-cell office:value-type="float" office:value="40238">
                <text:p>40238</text:p>
                <draw:g>
                  <svg:desc>'big3+2_ww'.A2:'big3+2_ww'.A121</svg:desc>
                </draw:g>
              </table:table-cell>
              <table:table-cell office:value-type="float" office:value="8">
                <text:p>8</text:p>
                <draw:g>
                  <svg:desc>'big3+2_ww'.B2:'big3+2_ww'.B121</svg:desc>
                </draw:g>
              </table:table-cell>
              <table:table-cell office:value-type="float" office:value="2">
                <text:p>2</text:p>
                <draw:g>
                  <svg:desc>'big3+2_ww'.C2:'big3+2_ww'.C121</svg:desc>
                </draw:g>
              </table:table-cell>
              <table:table-cell office:value-type="float" office:value="8">
                <text:p>8</text:p>
                <draw:g>
                  <svg:desc>'big3+2_ww'.D2:'big3+2_ww'.D121</svg:desc>
                </draw:g>
              </table:table-cell>
              <table:table-cell office:value-type="float" office:value="0">
                <text:p>0</text:p>
                <draw:g>
                  <svg:desc>'big3+2_ww'.E2:'big3+2_ww'.E998</svg:desc>
                </draw:g>
              </table:table-cell>
              <table:table-cell office:value-type="float" office:value="0">
                <text:p>0</text:p>
                <draw:g>
                  <svg:desc>'big3+2_ww'.F2:'big3+2_ww'.F998</svg:desc>
                </draw:g>
              </table:table-cell>
              <table:table-cell office:value-type="float" office:value="1">
                <text:p>1</text:p>
                <draw:g>
                  <svg:desc>'big3+2_ww'.G2:'big3+2_ww'.G998</svg:desc>
                </draw:g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826">
                <text:p>42826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36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36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43">
                <text:p>43</text:p>
              </table:table-cell>
              <table:table-cell office:value-type="float" office:value="13">
                <text:p>13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43">
                <text:p>43</text:p>
              </table:table-cell>
              <table:table-cell office:value-type="float" office:value="14">
                <text:p>14</text:p>
              </table:table-cell>
              <table:table-cell office:value-type="float" office:value="73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39">
                <text:p>39</text:p>
              </table:table-cell>
              <table:table-cell office:value-type="float" office:value="14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43">
                <text:p>43</text:p>
              </table:table-cell>
              <table:table-cell office:value-type="float" office:value="15">
                <text:p>15</text:p>
              </table:table-cell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43">
                <text:p>43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191">
                <text:p>43191</text:p>
              </table:table-cell>
              <table:table-cell office:value-type="float" office:value="44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221">
                <text:p>43221</text:p>
              </table:table-cell>
              <table:table-cell office:value-type="float" office:value="45">
                <text:p>45</text:p>
              </table:table-cell>
              <table:table-cell office:value-type="float" office:value="16">
                <text:p>16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252">
                <text:p>43252</text:p>
              </table:table-cell>
              <table:table-cell office:value-type="float" office:value="45">
                <text:p>45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282">
                <text:p>43282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313">
                <text:p>43313</text:p>
              </table:table-cell>
              <table:table-cell office:value-type="float" office:value="45">
                <text:p>45</text:p>
              </table:table-cell>
              <table:table-cell office:value-type="float" office:value="17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344">
                <text:p>43344</text:p>
              </table:table-cell>
              <table:table-cell office:value-type="float" office:value="47">
                <text:p>47</text:p>
              </table:table-cell>
              <table:table-cell office:value-type="float" office:value="17">
                <text:p>17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374">
                <text:p>43374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405">
                <text:p>43405</text:p>
              </table:table-cell>
              <table:table-cell office:value-type="float" office:value="49">
                <text:p>49</text:p>
              </table:table-cell>
              <table:table-cell office:value-type="float" office:value="18">
                <text:p>18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435">
                <text:p>43435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466">
                <text:p>43466</text:p>
              </table:table-cell>
              <table:table-cell office:value-type="float" office:value="51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55">
                <text:p>55</text:p>
              </table:table-cell>
              <table:table-cell office:value-type="float" office:value="19">
                <text:p>19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55">
                <text:p>55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56">
                <text:p>56</text:p>
              </table:table-cell>
              <table:table-cell office:value-type="float" office:value="21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59">
                <text:p>59</text:p>
              </table:table-cell>
              <table:table-cell office:value-type="float" office:value="20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59">
                <text:p>59</text:p>
              </table:table-cell>
              <table:table-cell office:value-type="float" office:value="22">
                <text:p>22</text:p>
              </table:table-cell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60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59">
                <text:p>59</text:p>
              </table:table-cell>
              <table:table-cell office:value-type="float" office:value="22">
                <text:p>22</text:p>
              </table:table-cell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63">
                <text:p>63</text:p>
              </table:table-cell>
              <table:table-cell office:value-type="float" office:value="23">
                <text:p>23</text:p>
              </table:table-cell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67">
                <text:p>67</text:p>
              </table:table-cell>
              <table:table-cell office:value-type="float" office:value="23">
                <text:p>23</text:p>
              </table:table-cell>
              <table:table-cell office:value-type="float" office:value="95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66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94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56">
                <text:p>56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65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72">
                <text:p>72</text:p>
              </table:table-cell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5">
      <number:year number:style="long"/>
      <number:text>-</number:text>
      <number:month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25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718cm" svg:y="3.862cm" style:legend-expansion="high" chart:style-name="ch2"/>
        <chart:plot-area chart:style-name="ch3" table:cell-range-address="'big3+1_swiss'.A1:'big3+1_swiss'.E121" chart:data-source-has-labels="both" svg:x="1.377cm" svg:y="0.196cm" svg:width="12.024cm" svg:height="8.394cm">
          <chartooo:coordinate-region svg:x="2.267cm" svg:y="0.196cm" svg:width="11.134cm" svg:height="7.067cm"/>
          <chart:axis chart:dimension="x" chart:name="primary-x" chart:style-name="ch4" chartooo:axis-type="text">
            <chart:title svg:x="6.848cm" svg:y="8.787cm" chart:style-name="ch5">
              <text:p>Month</text:p>
            </chart:title>
            <chart:categories table:cell-range-address="'big3+1_swiss'.A2:'big3+1_swiss'.A121"/>
          </chart:axis>
          <chart:axis chart:dimension="y" chart:name="primary-y" chart:style-name="ch6">
            <chart:title svg:x="0.451cm" svg:y="6.098cm" chart:style-name="ch7">
              <text:p>Relative popularity [%]</text:p>
            </chart:title>
            <chart:grid chart:style-name="ch8" chart:class="major"/>
          </chart:axis>
          <chart:series chart:style-name="ch9" chart:values-cell-range-address="'big3+1_swiss'.B2:'big3+1_swiss'.B121" chart:label-cell-address="'big3+1_swiss'.B1:'big3+1_swiss'.B1" chart:class="chart:line">
            <chart:data-point chart:repeated="120"/>
          </chart:series>
          <chart:series chart:style-name="ch9" chart:values-cell-range-address="'big3+1_swiss'.C2:'big3+1_swiss'.C121" chart:label-cell-address="'big3+1_swiss'.C1:'big3+1_swiss'.C1" chart:class="chart:line">
            <chart:data-point chart:repeated="120"/>
          </chart:series>
          <chart:series chart:style-name="ch9" chart:values-cell-range-address="'big3+1_swiss'.D2:'big3+1_swiss'.D121" chart:label-cell-address="'big3+1_swiss'.D1:'big3+1_swiss'.D1" chart:class="chart:line">
            <chart:data-point chart:repeated="120"/>
          </chart:series>
          <chart:series chart:style-name="ch9" chart:values-cell-range-address="'big3+1_swiss'.E2:'big3+1_swiss'.E121" chart:label-cell-address="'big3+1_swiss'.E1:'big3+1_swiss'.E1" chart:class="chart:line">
            <chart:data-point chart:repeated="1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zure</text:p>
                <draw:g>
                  <svg:desc>'big3+1_swiss'.B1:'big3+1_swiss'.B1</svg:desc>
                </draw:g>
              </table:table-cell>
              <table:table-cell office:value-type="string">
                <text:p>GCP</text:p>
                <draw:g>
                  <svg:desc>'big3+1_swiss'.C1:'big3+1_swiss'.C1</svg:desc>
                </draw:g>
              </table:table-cell>
              <table:table-cell office:value-type="string">
                <text:p>AWS</text:p>
                <draw:g>
                  <svg:desc>'big3+1_swiss'.D1:'big3+1_swiss'.D1</svg:desc>
                </draw:g>
              </table:table-cell>
              <table:table-cell office:value-type="string">
                <text:p>Swisscom</text:p>
                <draw:g>
                  <svg:desc>'big3+1_swiss'.E1:'big3+1_swiss'.E1</svg:desc>
                </draw:g>
              </table:table-cell>
            </table:table-row>
          </table:table-header-rows>
          <table:table-rows>
            <table:table-row>
              <table:table-cell office:value-type="float" office:value="40238">
                <text:p>40238</text:p>
                <draw:g>
                  <svg:desc>'big3+1_swiss'.A2:'big3+1_swiss'.A121</svg:desc>
                </draw:g>
              </table:table-cell>
              <table:table-cell office:value-type="float" office:value="4">
                <text:p>4</text:p>
                <draw:g>
                  <svg:desc>'big3+1_swiss'.B2:'big3+1_swiss'.B121</svg:desc>
                </draw:g>
              </table:table-cell>
              <table:table-cell office:value-type="float" office:value="2">
                <text:p>2</text:p>
                <draw:g>
                  <svg:desc>'big3+1_swiss'.C2:'big3+1_swiss'.C121</svg:desc>
                </draw:g>
              </table:table-cell>
              <table:table-cell office:value-type="float" office:value="7">
                <text:p>7</text:p>
                <draw:g>
                  <svg:desc>'big3+1_swiss'.D2:'big3+1_swiss'.D121</svg:desc>
                </draw:g>
              </table:table-cell>
              <table:table-cell office:value-type="float" office:value="0">
                <text:p>0</text:p>
                <draw:g>
                  <svg:desc>'big3+1_swiss'.E2:'big3+1_swiss'.E121</svg:desc>
                </draw:g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44">
                <text:p>44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826">
                <text:p>42826</text:p>
              </table:table-cell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44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52">
                <text:p>52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191">
                <text:p>43191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221">
                <text:p>43221</text:p>
              </table:table-cell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252">
                <text:p>43252</text:p>
              </table:table-cell>
              <table:table-cell office:value-type="float" office:value="51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282">
                <text:p>43282</text:p>
              </table:table-cell>
              <table:table-cell office:value-type="float" office:value="53">
                <text:p>53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313">
                <text:p>43313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344">
                <text:p>43344</text:p>
              </table:table-cell>
              <table:table-cell office:value-type="float" office:value="54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374">
                <text:p>43374</text:p>
              </table:table-cell>
              <table:table-cell office:value-type="float" office:value="65">
                <text:p>65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405">
                <text:p>43405</text:p>
              </table:table-cell>
              <table:table-cell office:value-type="float" office:value="64">
                <text:p>64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435">
                <text:p>43435</text:p>
              </table:table-cell>
              <table:table-cell office:value-type="float" office:value="56">
                <text:p>56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466">
                <text:p>43466</text:p>
              </table:table-cell>
              <table:table-cell office:value-type="float" office:value="61">
                <text:p>61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69">
                <text:p>69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75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72">
                <text:p>72</text:p>
              </table:table-cell>
              <table:table-cell office:value-type="float" office:value="16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78">
                <text:p>78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73">
                <text:p>73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76">
                <text:p>76</text:p>
              </table:table-cell>
              <table:table-cell office:value-type="float" office:value="18">
                <text:p>18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74">
                <text:p>74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80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87">
                <text:p>87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78">
                <text:p>78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82">
                <text:p>82</text:p>
              </table:table-cell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94">
                <text:p>94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